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b90" officeooo:paragraph-rsid="000a4b90"/>
    </style:style>
    <style:style style:name="P2" style:family="paragraph" style:parent-style-name="Standard">
      <style:text-properties officeooo:paragraph-rsid="000a4b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2:13:51.819457058</meta:creation-date>
    <dc:date>2019-06-28T12:16:21.827982294</dc:date>
    <meta:editing-duration>PT2M33S</meta:editing-duration>
    <meta:editing-cycles>1</meta:editing-cycles>
    <meta:generator>LibreOffice/6.0.7.3$Linux_X86_64 LibreOffice_project/00m0$Build-3</meta:generator>
    <meta:document-statistic meta:table-count="0" meta:image-count="0" meta:object-count="0" meta:page-count="1" meta:paragraph-count="3" meta:word-count="873" meta:character-count="4620" meta:non-whitespace-character-count="3750"/>
  </office:meta>
</office:document-meta>
</file>